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124c" officeooo:paragraph-rsid="001f124c"/>
    </style:style>
    <style:style style:name="T1" style:family="text">
      <style:text-properties officeooo:rsid="001f12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tab/><text:tab/><text:tab/><text:tab/><text:tab/><text:tab/><text:tab/>Ref.: H234</text:p>
      <text:p text:style-name="Standard"/>
      <text:p text:style-name="Standard">Benvolguts/udes companys/es,</text:p>
      <text:p text:style-name="Standard"/>
      <text:p text:style-name="Standard">Seguint la línia <text:span text:style-name="T1">de recaudació de l’Ajuntament de Maó</text:span>, ens plau comunicar-vos que</text:p>
      <text:p text:style-name="P1">hi ha un grup d’usuaris, els quals han de pagar el rebut de l’IBI</text:p>
      <text:p text:style-name="Standard"/>
      <text:p text:style-name="Standard">Les persones que h<text:span text:style-name="T1">o hagin de fer hauran rebut una carta</text:span>.</text:p>
      <text:p text:style-name="Standard">Així mateix, us recordam que <text:span text:style-name="T1">aquest pagament s’ha de realitzar fins al proxim mes d’abril.</text:span></text:p>
      <text:p text:style-name="Standard"/>
      <text:p text:style-name="Standard"/>
      <text:p text:style-name="Standard">Ben cordialment,</text:p>
      <text:p text:style-name="Standard"/>
      <text:p text:style-name="P1">Hector Pons Riudavets</text:p>
      <text:p text:style-name="P1">Batle de Maó</text:p>
      <text:p text:style-name="Standard">Maó, <text:span text:style-name="T1">14 </text:span>de <text:span text:style-name="T1">novembre</text:span> de 20<text:span text:style-name="T1">24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8:38:49.012381457</meta:creation-date>
    <dc:date>2024-11-19T08:44:27.483668745</dc:date>
    <meta:editing-duration>PT5M39S</meta:editing-duration>
    <meta:editing-cycles>1</meta:editing-cycles>
    <meta:document-statistic meta:table-count="0" meta:image-count="0" meta:object-count="0" meta:page-count="1" meta:paragraph-count="10" meta:word-count="71" meta:character-count="418" meta:non-whitespace-character-count="345"/>
    <meta:generator>LibreOffice/24.8.3.2$Linux_X86_64 LibreOffice_project/e14c9fdd1f585efcbb2c5363087a99d20928d522</meta:generator>
  </office:meta>
</office:document-meta>
</file>